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paragraph-properties fo:margin-top="0.423cm" fo:margin-bottom="0.212cm" style:contextual-spacing="false"/>
      <style:text-properties fo:font-style="italic" officeooo:paragraph-rsid="0010c3cf" style:font-style-asian="italic" style:font-style-complex="italic"/>
    </style:style>
    <style:style style:name="P2" style:family="paragraph" style:parent-style-name="Heading_20_4">
      <style:paragraph-properties fo:margin-top="0.423cm" fo:margin-bottom="0.212cm" style:contextual-spacing="false" fo:keep-with-next="always"/>
      <style:text-properties style:font-name="Arial" officeooo:paragraph-rsid="0010c3cf" style:font-name-asian="MS Mincho" style:font-name-complex="Tahoma"/>
    </style:style>
    <style:style style:name="P3" style:family="paragraph" style:parent-style-name="Heading_20_4">
      <style:paragraph-properties fo:margin-top="0.423cm" fo:margin-bottom="0.212cm" style:contextual-spacing="false" fo:keep-with-next="always"/>
      <style:text-properties style:font-name="Arial" fo:font-weight="bold" officeooo:paragraph-rsid="0010c3cf" style:font-name-asian="MS Mincho" style:font-name-complex="Tahoma"/>
    </style:style>
    <style:style style:name="P4" style:family="paragraph" style:parent-style-name="Heading_20_4">
      <style:paragraph-properties fo:margin-top="0.423cm" fo:margin-bottom="0.212cm" style:contextual-spacing="false" fo:keep-with-next="always"/>
      <style:text-properties style:font-name="Arial" style:text-underline-style="none" fo:font-weight="bold" officeooo:paragraph-rsid="0010c3cf" style:font-name-asian="MS Mincho" style:font-name-complex="Tahoma"/>
    </style:style>
    <style:style style:name="P5" style:family="paragraph" style:parent-style-name="Heading_20_4">
      <style:paragraph-properties fo:margin-top="0.423cm" fo:margin-bottom="0.212cm" style:contextual-spacing="false" fo:keep-with-next="always"/>
      <style:text-properties officeooo:paragraph-rsid="0010c3cf"/>
    </style:style>
    <style:style style:name="P6" style:family="paragraph" style:parent-style-name="Preformatted_20_Text">
      <style:paragraph-properties>
        <style:tab-stops/>
      </style:paragraph-properties>
      <style:text-properties officeooo:paragraph-rsid="0010c3cf"/>
    </style:style>
    <style:style style:name="P7" style:family="paragraph" style:parent-style-name="Preformatted_20_Text">
      <style:text-properties officeooo:paragraph-rsid="0010c3cf"/>
    </style:style>
    <style:style style:name="P8" style:family="paragraph" style:parent-style-name="Preformatted_20_Text">
      <style:paragraph-properties fo:margin-left="2cm" fo:margin-right="0cm" fo:text-indent="0cm" style:auto-text-indent="false"/>
      <style:text-properties officeooo:paragraph-rsid="0010c3cf"/>
    </style:style>
    <style:style style:name="P9" style:family="paragraph" style:parent-style-name="Preformatted_20_Text">
      <style:paragraph-properties fo:margin-left="2cm" fo:margin-right="0cm" fo:margin-top="0cm" fo:margin-bottom="0.499cm" style:contextual-spacing="false" fo:text-indent="0cm" style:auto-text-indent="false"/>
      <style:text-properties officeooo:paragraph-rsid="0010c3cf"/>
    </style:style>
    <style:style style:name="P10" style:family="paragraph" style:parent-style-name="Preformatted_20_Text">
      <style:paragraph-properties fo:margin-top="0cm" fo:margin-bottom="0.499cm" style:contextual-spacing="false"/>
      <style:text-properties officeooo:paragraph-rsid="0010c3cf"/>
    </style:style>
    <style:style style:name="P11" style:family="paragraph" style:parent-style-name="Preformatted_20_Text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paragraph-rsid="0010c3cf"/>
    </style:style>
    <style:style style:name="P12" style:family="paragraph" style:parent-style-name="Preformatted_20_Text">
      <style:paragraph-properties fo:margin-left="0cm" fo:margin-right="0cm" fo:text-indent="0cm" style:auto-text-indent="false"/>
      <style:text-properties officeooo:paragraph-rsid="0010c3cf"/>
    </style:style>
    <style:style style:name="P13" style:family="paragraph" style:parent-style-name="Preformatted_20_Text">
      <style:paragraph-properties fo:margin-left="1cm" fo:margin-right="1cm" fo:text-indent="0cm" style:auto-text-indent="false"/>
      <style:text-properties officeooo:paragraph-rsid="0010c3cf"/>
    </style:style>
    <style:style style:name="P14" style:family="paragraph" style:parent-style-name="Preformatted_20_Text">
      <style:paragraph-properties fo:margin-left="1cm" fo:margin-right="1cm" fo:margin-top="0cm" fo:margin-bottom="0.499cm" style:contextual-spacing="false" fo:text-indent="0cm" style:auto-text-indent="false"/>
      <style:text-properties officeooo:paragraph-rsid="0010c3cf"/>
    </style:style>
    <style:style style:name="P15" style:family="paragraph" style:parent-style-name="List_20_Contents">
      <style:paragraph-properties fo:margin-left="2cm" fo:margin-right="1cm" fo:margin-top="0cm" fo:margin-bottom="0.499cm" style:contextual-spacing="false" fo:text-indent="0cm" style:auto-text-indent="false"/>
      <style:text-properties officeooo:paragraph-rsid="0010c3cf"/>
    </style:style>
    <style:style style:name="P16" style:family="paragraph" style:parent-style-name="List_20_Heading">
      <style:paragraph-properties fo:margin-left="1cm" fo:margin-right="1cm" fo:margin-top="0cm" fo:margin-bottom="0.499cm" style:contextual-spacing="false" fo:text-indent="0cm" style:auto-text-indent="false"/>
      <style:text-properties officeooo:paragraph-rsid="0010c3cf"/>
    </style:style>
    <style:style style:name="P17" style:family="paragraph" style:parent-style-name="Heading_20_2">
      <style:paragraph-properties fo:margin-top="0.423cm" fo:margin-bottom="0.212cm" style:contextual-spacing="false"/>
      <style:text-properties officeooo:paragraph-rsid="0010c3cf"/>
    </style:style>
    <style:style style:name="P18" style:family="paragraph" style:parent-style-name="Quotations">
      <style:paragraph-properties fo:margin-left="0cm" fo:margin-right="1cm" fo:text-indent="0cm" style:auto-text-indent="false"/>
      <style:text-properties officeooo:paragraph-rsid="0010c3cf"/>
    </style:style>
    <style:style style:name="P19" style:family="paragraph" style:parent-style-name="Quotations" style:list-style-name="L1">
      <style:text-properties officeooo:paragraph-rsid="0010c3cf"/>
    </style:style>
    <style:style style:name="P20" style:family="paragraph" style:parent-style-name="Quotations" style:list-style-name="L3">
      <style:text-properties officeooo:paragraph-rsid="0010c3cf"/>
    </style:style>
    <style:style style:name="P21" style:family="paragraph" style:parent-style-name="Quotations">
      <style:text-properties officeooo:paragraph-rsid="0010c3cf"/>
    </style:style>
    <style:style style:name="P22" style:family="paragraph" style:parent-style-name="Quotations" style:list-style-name="L1">
      <style:paragraph-properties fo:margin-top="0cm" fo:margin-bottom="0cm" style:contextual-spacing="false"/>
      <style:text-properties officeooo:paragraph-rsid="0010c3cf"/>
    </style:style>
    <style:style style:name="P23" style:family="paragraph" style:parent-style-name="Quotations" style:list-style-name="L3">
      <style:paragraph-properties fo:margin-top="0cm" fo:margin-bottom="0cm" style:contextual-spacing="false"/>
      <style:text-properties officeooo:paragraph-rsid="0010c3cf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paragraph-rsid="0010c3cf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paragraph-rsid="0010c3cf"/>
    </style:style>
    <style:style style:name="P26" style:family="paragraph" style:parent-style-name="Text_20_body">
      <style:text-properties fo:font-weight="bold" officeooo:paragraph-rsid="0010c3cf"/>
    </style:style>
    <style:style style:name="P27" style:family="paragraph" style:parent-style-name="Text_20_body">
      <style:text-properties officeooo:paragraph-rsid="0010c3cf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paragraph-rsid="0010c3cf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10c3cf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 style:text-underline-style="none" fo:font-weight="bold" style:font-name-asian="MS Mincho" style:font-name-complex="Tahoma"/>
    </style:style>
    <style:style style:name="T6" style:family="text">
      <style:text-properties fo:font-weight="bold"/>
    </style:style>
    <style:style style:name="T7" style:family="text">
      <style:text-properties fo:font-size="10pt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Otras funciones útiles</text:h>
      <text:h text:style-name="P1" text:outline-level="4">wavread</text:h>
      <text:p text:style-name="P27">(Original de octave) Lee archivos wav.</text:p>
      <text:p text:style-name="P7">[Y, FS, BITS] = wavread (FILENAME)</text:p>
      <text:p text:style-name="P7"><text:tab/>Y<text:tab/>= muestras de audio (cada canal en una columna).</text:p>
      <text:p text:style-name="P6"><text:tab/>FS<text:tab/>= frecuencia de muestreo (Hz).</text:p>
      <text:p text:style-name="P7"><text:tab/>BITS<text:tab/>= bits por muestra.</text:p>
      <text:h text:style-name="P2" text:outline-level="4">wavwrite</text:h>
      <text:p text:style-name="P27">(Original de octave) Escribe archivos wav.</text:p>
      <text:p text:style-name="P7">wavwrite (Y, FS, BITS, FILENAME)</text:p>
      <text:p text:style-name="P8">Write Y to the canonical RIFF/WAVE sound file FILENAME with sample rate FS and bits per sample BITS. <text:s/>The default sample rate is 8000 Hz with 16-bits per sample. <text:s/>Each column of the data represents a separate channel.</text:p>
      <text:h text:style-name="P3" text:outline-level="4">fftfilt</text:h>
      <text:p text:style-name="P27">(Original de <text:span text:style-name="T1">octave).</text:span></text:p>
      <text:p text:style-name="P7"><text:span text:style-name="T4">fftfilt</text:span> (<text:span text:style-name="Variable">b, x, n</text:span>)<text:bookmark text:name="index-fftfilt-1"/></text:p>
      <text:p text:style-name="P8">filters <text:span text:style-name="Variable">x</text:span> with the FIR filter <text:span text:style-name="Variable">b</text:span> using the FFT. </text:p>
      <text:h text:style-name="P5" text:outline-level="4"><text:span text:style-name="T2">f</text:span><text:span text:style-name="T5">ilter </text:span></text:h>
      <text:p text:style-name="P27">(Original de <text:span text:style-name="T1">octave).</text:span></text:p>
      <text:p text:style-name="P7"><text:span text:style-name="T1">y = </text:span><text:span text:style-name="T3">filter</text:span><text:span text:style-name="T1"> (</text:span><text:span text:style-name="Variable"><text:span text:style-name="T1">b, a, x</text:span></text:span><text:span text:style-name="T1">)</text:span><text:bookmark text:name="index-filter-1"/></text:p>
      <text:p text:style-name="P8">In terms of the z-transform, y is the result of passing the discrete- time signal x through a system characterized by the following rational system function: </text:p>
      <text:p text:style-name="P7"><text:s text:c="22"/>M</text:p>
      <text:p text:style-name="P7"><text:s text:c="21"/>SUM d(k+1) z^(-k)</text:p>
      <text:p text:style-name="P7"><text:s text:c="21"/>k=0</text:p>
      <text:p text:style-name="P7"><text:s text:c="11"/>H(z) = ----------------------</text:p>
      <text:p text:style-name="P7"><text:s text:c="24"/>N</text:p>
      <text:p text:style-name="P7"><text:s text:c="19"/>1 + SUM c(k+1) z^(-k)</text:p>
      <text:p text:style-name="P10"><text:s text:c="23"/>k=1</text:p>
      <text:p text:style-name="P8">where c = a/a(1) and d = b/a(1).</text:p>
      <text:h text:style-name="P4" text:outline-level="4">freqz</text:h>
      <text:p text:style-name="P27">(Original de <text:span text:style-name="T1">octave).</text:span></text:p>
      <text:p text:style-name="P7"><text:span text:style-name="T3">[</text:span><text:span text:style-name="Variable"><text:span text:style-name="T3">h</text:span></text:span><text:span text:style-name="T3">, </text:span><text:span text:style-name="Variable"><text:span text:style-name="T3">w</text:span></text:span><text:span text:style-name="T3">] = freqz (</text:span><text:span text:style-name="Variable"><text:span text:style-name="T3">b, a, w, Fs</text:span></text:span><text:span text:style-name="T3">)</text:span><text:bookmark text:name="index-freqz-1"/></text:p>
      <text:p text:style-name="P8">Return the complex frequency response <text:span text:style-name="Variable">h</text:span> of the rational IIR filter whose numerator and denominator coefficients are <text:span text:style-name="Variable">b</text:span> and <text:span text:style-name="Variable">a</text:span>, respectively. Evaluate the response at the specific frequencies in the vector <text:span text:style-name="Variable">w</text:span>. Return frequencies in Hz instead of radians assuming a sampling rate <text:span text:style-name="Variable">Fs</text:span>.</text:p>
      <text:p text:style-name="P8"/>
      <text:h text:style-name="P4" text:outline-level="4">impz</text:h>
      <text:p text:style-name="P29">(Original de <text:span text:style-name="T1">octave).</text:span></text:p>
      <text:p text:style-name="P12"><text:soft-page-break/>usage: [x, t] = impz(b [, a, n, fs])</text:p>
      <text:p text:style-name="P7"/>
      <text:p text:style-name="P8"><text:s/>Generate impulse-respo,nse characteristics of the filter. The filter</text:p>
      <text:p text:style-name="P8"><text:s/>coefficients correspond to the the z-plane rational function with</text:p>
      <text:p text:style-name="P8"><text:s/>numerator b and denominator a. <text:s/>If a is not specified, it defaults to</text:p>
      <text:p text:style-name="P8"><text:s/>1. If n is not specified, or specified as [], it will be chosen such</text:p>
      <text:p text:style-name="P8"><text:s/>that the signal has a chance to die down to -120dB, or to not explode</text:p>
      <text:p text:style-name="P8"><text:s/>beyond 120dB, or to show five periods if there is no significant</text:p>
      <text:p text:style-name="P9"><text:s/>damping. If no return arguments are requested, plot the results.</text:p>
      <text:p text:style-name="P11">usage: zplane(b [, a]) or zplane(z [, p])</text:p>
      <text:p text:style-name="P7"/>
      <text:p text:style-name="P7"><text:s/>Plot the poles and zeros. <text:s/>If the arguments are row vectors then they</text:p>
      <text:p text:style-name="P7"><text:s/>represent filter coefficients (numerator polynomial b and denominator</text:p>
      <text:p text:style-name="P7"><text:s/>polynomial a), but if they are column vectors or matrices then they</text:p>
      <text:p text:style-name="P7"><text:s/>represent poles and zeros.</text:p>
      <text:p text:style-name="P7"/>
      <text:p text:style-name="P7"><text:s/>This is a horrid interface, but I didn't choose it; better would be</text:p>
      <text:p text:style-name="P7"><text:s/>to accept b,a or z,p,g like other functions. <text:s/>The saving grace is</text:p>
      <text:p text:style-name="P7"><text:s/>that poly(x) always returns a row vector and roots(x) always returns</text:p>
      <text:p text:style-name="P7"><text:s/>a column vector, so it is usually right. <text:s/>You must only be careful</text:p>
      <text:p text:style-name="P7"><text:s/>when you are creating filters by hand.</text:p>
      <text:p text:style-name="P7"/>
      <text:p text:style-name="P7"><text:s/>Note that due to the nature of the roots() function, poles and zeros</text:p>
      <text:p text:style-name="P7"><text:s/>may be displayed as occurring around a circle rather than at a single</text:p>
      <text:p text:style-name="P7"><text:s/>point.</text:p>
      <text:p text:style-name="P7"/>
      <text:p text:style-name="P7"><text:s/>The transfer function is</text:p>
      <text:p text:style-name="P7"><text:s text:c="25"/></text:p>
      <text:p text:style-name="P7"><text:s text:c="8"/>B(z) <text:s text:c="2"/>b0 + b1 z^(-1) + b2 z^(-2) + ... + bM z^(-M)</text:p>
      <text:p text:style-name="P7"><text:s/>H(z) = ---- = --------------------------------------------</text:p>
      <text:p text:style-name="P7"><text:s text:c="8"/>A(z) <text:s text:c="2"/>a0 + a1 z^(-1) + a2 z^(-2) + ... + aN z^(-N)</text:p>
      <text:p text:style-name="P7"/>
      <text:p text:style-name="P7"><text:s text:c="15"/>b0 <text:s text:c="9"/>(z - z1) (z - z2) ... (z - zM)</text:p>
      <text:p text:style-name="P7"><text:s text:c="13"/>= -- z^(-M+N) ------------------------------</text:p>
      <text:p text:style-name="P7"><text:s text:c="15"/>a0 <text:s text:c="9"/>(z - p1) (z - p2) ... (z - pN)</text:p>
      <text:p text:style-name="P7"/>
      <text:p text:style-name="P10"><text:s/>The denominator a defaults to 1, and the poles p defaults to [].</text:p>
      <text:p text:style-name="P28">Function File: [<text:span text:style-name="Variable">sos</text:span>, <text:span text:style-name="Variable">g</text:span>] = <text:span text:style-name="T6">zp2sos</text:span> (<text:span text:style-name="Variable">z, p</text:span>)<text:bookmark text:name="index-zp2sos-1"/></text:p>
      <text:p text:style-name="P21">Convert filter poles and zeros to second-order sections. </text:p>
      <text:p text:style-name="P21">INPUTS:</text:p>
      <text:list xml:id="list4270665955961172922" text:style-name="L1">
        <text:list-item>
          <text:p text:style-name="P22"><text:span text:style-name="Variable">z</text:span> = column-vector containing the filter zeros</text:p>
        </text:list-item>
        <text:list-item>
          <text:p text:style-name="P22"><text:span text:style-name="Variable">p</text:span> = column-vector containing the filter poles</text:p>
        </text:list-item>
        <text:list-item>
          <text:p text:style-name="P19"><text:span text:style-name="Variable">g</text:span> = overall filter gain factor </text:p>
        </text:list-item>
      </text:list>
      <text:p text:style-name="P21">RETURNED: </text:p>
      <text:list xml:id="list2320869117578469909" text:style-name="L3">
        <text:list-item>
          <text:p text:style-name="P23"><text:span text:style-name="Variable">sos</text:span> = matrix of series second-order sections, one per row:<text:line-break/><text:span text:style-name="Variable">sos</text:span> = [<text:span text:style-name="Variable">B1</text:span>.' <text:span text:style-name="Variable">A1</text:span>.'; ...; <text:span text:style-name="Variable">BN</text:span>.' <text:span text:style-name="Variable">AN</text:span>.'], where<text:line-break/><text:span text:style-name="Variable">B1</text:span><text:span text:style-name="Source_20_Text">.'==[b0 b1 b2] and </text:span><text:span text:style-name="Variable">A1</text:span><text:span text:style-name="Source_20_Text">.'==[1 a1 a2]</text:span> for section 1, etc.<text:line-break/>b0 must be nonzero for each section.<text:line-break/>See <text:span text:style-name="Source_20_Text">filter()</text:span> for documentation of the second-order direct-form filter coefficients <text:span text:style-name="Variable">B</text:span>i and %<text:span text:style-name="Variable">A</text:span>i, i=1:N. </text:p>
        </text:list-item>
        <text:list-item>
          <text:p text:style-name="P20"><text:span text:style-name="Variable">Bscale</text:span> is an overall gain factor that effectively scales any one of the <text:span text:style-name="Variable">B</text:span>i vectors. </text:p>
        </text:list-item>
      </text:list>
      <text:p text:style-name="P21"><text:soft-page-break/>EXAMPLE: </text:p>
      <text:p text:style-name="P13"><text:s text:c="12"/>[z,p,g] = tf2zp([1 0 0 0 0 1],[1 0 0 0 0 .9]);</text:p>
      <text:p text:style-name="P13"><text:s text:c="12"/>[sos,g] = zp2sos(z,p,g)</text:p>
      <text:p text:style-name="P13"><text:s text:c="10"/></text:p>
      <text:p text:style-name="P13"><text:s text:c="10"/>sos =</text:p>
      <text:p text:style-name="P13"><text:s text:c="13"/>1.0000 <text:s text:c="3"/>0.6180 <text:s text:c="3"/>1.0000 <text:s text:c="3"/>1.0000 <text:s text:c="3"/>0.6051 <text:s text:c="3"/>0.9587</text:p>
      <text:p text:style-name="P13"><text:s text:c="13"/>1.0000 <text:s text:c="2"/>-1.6180 <text:s text:c="3"/>1.0000 <text:s text:c="3"/>1.0000 <text:s text:c="2"/>-1.5843 <text:s text:c="3"/>0.9587</text:p>
      <text:p text:style-name="P13"><text:s text:c="13"/>1.0000 <text:s text:c="3"/>1.0000 <text:s text:c="8"/>0 <text:s text:c="3"/>1.0000 <text:s text:c="3"/>0.9791 <text:s text:c="8"/>0</text:p>
      <text:p text:style-name="P13"><text:s text:c="10"/></text:p>
      <text:p text:style-name="P13"><text:s text:c="10"/>g =</text:p>
      <text:p text:style-name="P14"><text:s text:c="14"/>1</text:p>
      <text:p text:style-name="P25"><text:span text:style-name="Variable">rline</text:span> = <text:span text:style-name="T6">dbstop</text:span> (<text:span text:style-name="Variable">func, line, </text:span><text:span text:style-name="Variable"><text:span text:style-name="T7">...</text:span></text:span>)<text:bookmark text:name="index-dbstop-780"/></text:p>
      <text:p text:style-name="P21">Set a breakpoint in a function </text:p>
      <text:p text:style-name="P16"><text:span text:style-name="Source_20_Text">func</text:span></text:p>
      <text:p text:style-name="P15">String representing the function name. When already in debug mode this should be left out and only the line should be given. </text:p>
      <text:p text:style-name="P16"><text:span text:style-name="Source_20_Text">line</text:span></text:p>
      <text:p text:style-name="P15">Line number you would like the breakpoint to be set on. Multiple lines might be given as separate arguments or as a vector. </text:p>
      <text:p text:style-name="P21">The rline returned is the real line that the breakpoint was set at. </text:p>
      <text:p text:style-name="P24">dbcont<text:bookmark text:name="index-dbcont-778"/></text:p>
      <text:p text:style-name="P21">In debugging mode, quit debugging mode and continue execution. </text:p>
      <text:p text:style-name="P26">dbquit<text:bookmark text:name="index-dbquit-779"/></text:p>
      <text:p text:style-name="P21">In debugging mode, quit debugging mode and return to the top level. </text:p>
      <text:p text:style-name="P21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09:58:09.229000000</meta:creation-date>
    <dc:date>2014-09-26T09:59:30.666000000</dc:date>
    <meta:editing-duration>P0D</meta:editing-duration>
    <meta:editing-cycles>1</meta:editing-cycles>
    <meta:document-statistic meta:table-count="0" meta:image-count="0" meta:object-count="0" meta:page-count="3" meta:paragraph-count="94" meta:word-count="760" meta:character-count="4639" meta:non-whitespace-character-count="3512"/>
    <meta:generator>LibreOffice/4.2.6.3$Windows_x86 LibreOffice_project/3fd416d4c6db7d3204c17ce57a1d70f6e531ee21</meta:generator>
  </office:meta>
</office:document-meta>
</file>